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lassian Sans" svg:font-family="'Atlassian Sans', ui-sans-serif, apple-system, BlinkMacSystemFont, 'Segoe UI', Ubuntu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fo:font-variant="normal" fo:text-transform="none" fo:color="#292a2e" loext:opacity="100%" style:font-name="Atlassian Sans" fo:font-size="18pt" fo:letter-spacing="normal" fo:font-style="normal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<text:span text:style-name="T1">Bug N1: Drnopdown "Marital Status" don't save the selected status.</text:span></text:span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Preconditions</text:span></text:p>
      <text:list text:style-name="L1">
        <text:list-item>
          <text:p text:style-name="P1">Open Qwallity aplication -<text:a xlink:type="simple" xlink:href="https://qwallity-prod.onrender.com/user_action" text:style-name="Internet_20_link" text:visited-style-name="Visited_20_Internet_20_Link">https://qwallity-prod.onrender.com/user_action</text:a> ,</text:p>
        </text:list-item>
        <text:list-item>
          <text:p text:style-name="P1">Enter Login-<text:a xlink:type="simple" xlink:href="mailto:qwallitymanual03102025@gmail.com" text:style-name="Internet_20_link" text:visited-style-name="Visited_20_Internet_20_Link"><text:span text:style-name="Strong_20_Emphasis">qwallitymanual03102025@gmail.com</text:span></text:a><text:span text:style-name="Strong_20_Emphasis">,</text:span></text:p>
        </text:list-item>
        <text:list-item>
          <text:p text:style-name="P1">Enter Password-<text:span text:style-name="Strong_20_Emphasis">qwallity03102025,</text:span></text:p>
        </text:list-item>
        <text:list-item>
          <text:p text:style-name="P1">Click Login Button,</text:p>
        </text:list-item>
        <text:list-item>
          <text:p text:style-name="P1">Enter Login-<text:span text:style-name="Strong_20_Emphasis">sKHudaverdyan</text:span></text:p>
        </text:list-item>
        <text:list-item>
          <text:p text:style-name="P1">Enter Password-<text:span text:style-name="Strong_20_Emphasis">112233</text:span></text:p>
        </text:list-item>
      </text:list>
      <text:p text:style-name="Text_20_body"><text:span text:style-name="Strong_20_Emphasis">Steps</text:span></text:p>
      <text:list text:style-name="L2">
        <text:list-item>
          <text:p text:style-name="P2">Open <text:span text:style-name="Strong_20_Emphasis">Profile</text:span> page, </text:p>
        </text:list-item>
        <text:list-item>
          <text:p text:style-name="P2">Find <text:span text:style-name="Strong_20_Emphasis">marital_status</text:span>,</text:p>
        </text:list-item>
        <text:list-item>
          <text:p text:style-name="P2">choose one of the listed,<text:span text:style-name="Strong_20_Emphasis">(single,married,divorced)</text:span></text:p>
        </text:list-item>
        <text:list-item>
          <text:p text:style-name="P2">Click “<text:span text:style-name="Strong_20_Emphasis">Save</text:span>” button,</text:p>
        </text:list-item>
      </text:list>
      <text:p text:style-name="Text_20_body"><text:span text:style-name="Strong_20_Emphasis">Expeted result</text:span>:</text:p>
      <text:p text:style-name="Text_20_body">After choosing my <text:span text:style-name="Strong_20_Emphasis">marital status</text:span> to “<text:span text:style-name="Strong_20_Emphasis">married” status</text:span>, in my profile <text:span text:style-name="Strong_20_Emphasis">marital status</text:span> should show <text:span text:style-name="Strong_20_Emphasis">"married"</text:span> . And if i change marital status <text:span text:style-name="Strong_20_Emphasis">"single" ,</text:span>in my profile <text:span text:style-name="Strong_20_Emphasis">marital status</text:span> should show <text:span text:style-name="Strong_20_Emphasis">"single”</text:span>.</text:p>
      <text:p text:style-name="Text_20_body"><text:span text:style-name="Strong_20_Emphasis">Actutual Result:</text:span></text:p>
      <text:p text:style-name="Text_20_body">After saving changes and after refreshing <text:span text:style-name="Strong_20_Emphasis">Marital status</text:span> saves only<text:span text:style-name="Strong_20_Emphasis"> “divorced” status</text:span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lassian Sans" svg:font-family="'Atlassian Sans', ui-sans-serif, apple-system, BlinkMacSystemFont, 'Segoe UI', Ubuntu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6T00:14:46.839195688</meta:creation-date>
    <dc:date>2025-12-16T00:18:40.085568548</dc:date>
    <meta:editing-duration>PT3M54S</meta:editing-duration>
    <meta:editing-cycles>1</meta:editing-cycles>
    <meta:document-statistic meta:table-count="0" meta:image-count="0" meta:object-count="0" meta:page-count="1" meta:paragraph-count="17" meta:word-count="99" meta:character-count="734" meta:non-whitespace-character-count="661"/>
    <meta:generator>LibreOffice/24.2.7.2$Linux_X86_64 LibreOffice_project/420$Build-2</meta:generator>
  </office:meta>
</office:document-meta>
</file>